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12.2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4cm" fo:min-width="1.594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4cm" fo:min-width="0.9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ahoma" style:font-family-generic="swiss" style:font-pitch="variable" fo:font-size="14pt" style:font-size-asian="14pt" style:font-size-complex="14pt"/>
    </style:style>
    <style:style style:name="P3" style:family="paragraph">
      <style:text-properties fo:font-family="Tahoma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font-family="Tahoma" style:font-family-generic="swiss" style:font-pitch="variable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Tahoma" style:font-family-generic="swiss" style:font-pitch="variable" fo:font-size="10pt" style:font-size-asian="10pt" style:font-size-complex="10pt"/>
    </style:style>
    <style:style style:name="T1" style:family="text">
      <style:text-properties fo:font-family="Tahoma" style:font-family-generic="swiss" style:font-pitch="variable" fo:font-size="14pt" style:font-size-asian="14pt" style:font-size-complex="14pt"/>
    </style:style>
    <style:style style:name="T2" style:family="text">
      <style:text-properties fo:font-family="Tahoma" style:font-family-generic="swiss" style:font-pitch="variable" fo:font-size="10pt" style:font-size-asian="10pt" style:font-size-complex="10pt"/>
    </style:style>
    <style:style style:name="T3" style:family="text">
      <style:text-properties fo:font-family="Tahom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text-outline="false" style:text-line-through-style="none" fo:font-family="Tahoma" style:font-family-generic="swiss" style:font-pitch="variable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Tahoma" style:font-family-generic="swiss" style:font-pitch="variable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Tahom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family="Tahoma" style:font-family-generic="swiss" style:font-pitch="variable" fo:font-size="9pt" fo:font-weight="bold" style:font-size-asian="9pt" style:font-weight-asian="bold" style:font-size-complex="9pt" style:font-weight-complex="bold"/>
    </style:style>
    <style:style style:name="T8" style:family="text">
      <style:text-properties fo:font-family="Tahom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family="Tahoma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10" style:family="text">
      <style:text-properties fo:font-family="Tahoma" style:font-family-generic="swiss" style:font-pitch="variable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844cm" svg:height="2.042cm" svg:x="8.12cm" svg:y="1.207cm">
          <draw:text-box>
            <text:p text:style-name="P1"><text:span text:style-name="T1">SINUSOIDAL MODEL (SM) &amp; HARMONICS PLUS NOISE MODEL (HNM)</text:span></text:p>
            <text:p text:style-name="P1"><text:span text:style-name="T1">BASED SPEECH ANALYSIS/MODIFICATION/SYNTHESIS</text:span></text:p>
            <text:p text:style-name="P1"><text:span text:style-name="T1">Major package: marytts.signalproc.sinusoidal</text:span></text:p>
          </draw:text-box>
        </draw:frame>
        <draw:g>
          <draw:frame draw:style-name="gr2" draw:text-style-name="P3" draw:layer="layout" svg:width="2.246cm" svg:height="0.974cm" svg:x="5.3cm" svg:y="3.3cm">
            <draw:text-box>
              <text:p><text:span text:style-name="T1">Analysis</text:span></text:p>
            </draw:text-box>
          </draw:frame>
          <draw:frame draw:style-name="gr2" draw:text-style-name="P3" draw:layer="layout" svg:width="3.127cm" svg:height="0.974cm" svg:x="13.4cm" svg:y="3.5cm">
            <draw:text-box>
              <text:p><text:span text:style-name="T1">Modification</text:span></text:p>
            </draw:text-box>
          </draw:frame>
          <draw:frame draw:style-name="gr2" draw:text-style-name="P3" draw:layer="layout" svg:width="2.547cm" svg:height="0.974cm" svg:x="22.5cm" svg:y="3.5cm">
            <draw:text-box>
              <text:p><text:span text:style-name="T1">Synthesis</text:span></text:p>
            </draw:text-box>
          </draw:frame>
          <draw:custom-shape draw:style-name="gr3" draw:text-style-name="P4" draw:id="id1" draw:layer="layout" svg:width="2cm" svg:height="1cm" svg:x="1.3cm" svg:y="2.5cm">
            <text:p text:style-name="P1"><text:span text:style-name="T2">Speech </text:span></text:p>
            <text:p text:style-name="P1"><text:span text:style-name="T2">recording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rect draw:style-name="gr4" draw:text-style-name="P4" draw:id="id2" draw:layer="layout" svg:width="7.9cm" svg:height="5.5cm" svg:x="1.2cm" svg:y="4.5cm">
            <text:p text:style-name="P1"><text:span text:style-name="T3">Feature extraction </text:span></text:p>
            <text:p text:style-name="P5"><text:span text:style-name="T3">(SM → sinusoidal.SinusoidalAnalyzer</text:span></text:p>
            <text:p text:style-name="P1"><text:span text:style-name="T4">HNM → sinusoidal.hntm.HntmAnalyzer):</text:span></text:p>
            <text:list text:style-name="L1">
              <text:list-item>
                <text:p text:style-name="P5"><text:span text:style-name="T5"><text:s/></text:span><text:span text:style-name="T5">F0 and voicing </text:span></text:p>
              </text:list-item>
            </text:list>
            <text:p text:style-name="P5"><text:span text:style-name="T5"><text:s text:c="2"/></text:span><text:span text:style-name="T5">(signalproc.analysis.</text:span></text:p>
            <text:p text:style-name="P5"><text:span text:style-name="T5"><text:s text:c="6"/></text:span><text:span text:style-name="T5">F0TrackerAutocorrelationHeuristic)</text:span></text:p>
            <text:list text:continue-numbering="true" text:style-name="L1">
              <text:list-item>
                <text:p text:style-name="P5"><text:span text:style-name="T5"><text:s/></text:span><text:span text:style-name="T5">Maximum frequency of voicing – for HNM only</text:span></text:p>
                <text:p text:style-name="P5"><text:span text:style-name="T5"><text:s/></text:span><text:span text:style-name="T5">(sinusoidal.hntm.analysis.pitch.</text:span></text:p>
              </text:list-item>
            </text:list>
            <text:p text:style-name="P5"><text:span text:style-name="T5"><text:s text:c="7"/></text:span><text:span text:style-name="T5">HnmPitchVoicingAnalyzer)</text:span></text:p>
            <text:list text:continue-numbering="true" text:style-name="L1">
              <text:list-item>
                <text:p text:style-name="P5"><text:span text:style-name="T5"><text:s/></text:span><text:span text:style-name="T5">Pitch marks/Analysis time instants</text:span></text:p>
              </text:list-item>
            </text:list>
          </draw:rect>
          <draw:connector draw:style-name="gr5" draw:text-style-name="P4" draw:layer="layout" draw:type="curve" svg:x1="3.3cm" svg:y1="2.999cm" svg:x2="5.15cm" svg:y2="4.5cm" draw:start-shape="id1" draw:start-glue-point="7" draw:end-shape="id2" draw:end-glue-point="0" svg:d="m3300 2999c1234 0 1850 500 1850 1501">
            <text:p/>
          </draw:connector>
          <draw:custom-shape draw:style-name="gr6" draw:text-style-name="P4" draw:id="id5" draw:layer="layout" svg:width="3.8cm" svg:height="3.5cm" svg:x="6.3cm" svg:y="15.3cm">
            <text:p text:style-name="P1"><text:span text:style-name="T4">SM parameters</text:span></text:p>
            <text:list text:style-name="L1">
              <text:list-item>
                <text:p text:style-name="P1"><text:span text:style-name="T5"><text:s/></text:span><text:span text:style-name="T5">Amplitudes</text:span></text:p>
              </text:list-item>
              <text:list-item>
                <text:p text:style-name="P1"><text:span text:style-name="T5"><text:s/></text:span><text:span text:style-name="T5">Phases</text:span></text:p>
              </text:list-item>
              <text:list-item>
                <text:p text:style-name="P1"><text:span text:style-name="T5"><text:s/></text:span><text:span text:style-name="T5">Frequencies</text:span></text:p>
              </text:list-item>
              <text:list-item>
                <text:p text:style-name="P1"><text:span text:style-name="T5"><text:s/></text:span><text:span text:style-name="T5">Analysis times</text:span></text:p>
              </text:list-item>
            </text:list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4" draw:id="id3" draw:layer="layout" svg:width="4.5cm" svg:height="6.3cm" svg:x="1cm" svg:y="12.2cm">
            <text:p text:style-name="P1"><text:span text:style-name="T4">HNM parameters</text:span></text:p>
            <text:list text:style-name="L1">
              <text:list-item>
                <text:p text:style-name="P5"><text:span text:style-name="T5"><text:s/></text:span><text:span text:style-name="T5">f0s</text:span></text:p>
              </text:list-item>
              <text:list-item>
                <text:p text:style-name="P5"><text:span text:style-name="T5"><text:s/></text:span><text:span text:style-name="T5">Maximum frequency </text:span></text:p>
              </text:list-item>
            </text:list>
            <text:p text:style-name="P5"><text:span text:style-name="T5"><text:s text:c="2"/></text:span><text:span text:style-name="T5">of voicings</text:span></text:p>
            <text:list text:continue-numbering="true" text:style-name="L1">
              <text:list-item>
                <text:p text:style-name="P5"><text:span text:style-name="T5"><text:s/></text:span><text:span text:style-name="T5">Analysis times</text:span></text:p>
              </text:list-item>
              <text:list-item>
                <text:p text:style-name="P5"><text:span text:style-name="T5"><text:s/></text:span><text:span text:style-name="T5">Harmonic part </text:span></text:p>
                <text:p text:style-name="P5"><text:span text:style-name="T5">(Complex amplitudes)</text:span></text:p>
              </text:list-item>
              <text:list-item>
                <text:p text:style-name="P5"><text:span text:style-name="T5"><text:s/></text:span><text:span text:style-name="T5">Noise part </text:span></text:p>
                <text:p text:style-name="P5"><text:span text:style-name="T5">(LP parameters </text:span></text:p>
                <text:p text:style-name="P5"><text:span text:style-name="T5">or waveform</text:span></text:p>
              </text:list-item>
              <text:list-item>
                <text:p text:style-name="P5"><text:span text:style-name="T5"><text:s/></text:span><text:span text:style-name="T5">Optional – transient part</text:span></text:p>
                <text:p text:style-name="P5"><text:span text:style-name="T5"><text:s/></text:span><text:span text:style-name="T5">as waveform segments</text:span></text:p>
              </text:list-item>
            </text:list>
            <draw:enhanced-geometry svg:viewBox="0 0 88 21600" draw:glue-points="44 ?f6 44 0 0 10800 44 21600 88 10800" draw:text-areas="0 ?f6 88 ?f3" draw:type="can" draw:modifiers="1923.1233137597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3" draw:layer="layout" svg:width="1.494cm" svg:height="0.974cm" svg:x="4.8cm" svg:y="10.8cm">
            <draw:text-box>
              <text:p><text:span text:style-name="T1">OR</text:span></text:p>
            </draw:text-box>
          </draw:frame>
          <draw:connector draw:style-name="gr5" draw:text-style-name="P4" draw:layer="layout" draw:type="curve" svg:x1="5.15cm" svg:y1="10cm" svg:x2="3.249cm" svg:y2="12.2cm" draw:start-shape="id2" draw:start-glue-point="2" draw:end-shape="id3" draw:end-glue-point="5" svg:d="m5150 10000c0 1650-1901 550-1901 2200">
            <text:p/>
          </draw:connector>
          <draw:connector draw:style-name="gr5" draw:text-style-name="P4" draw:layer="layout" draw:type="curve" svg:x1="5.15cm" svg:y1="10cm" svg:x2="8.2cm" svg:y2="12.2cm" draw:start-shape="id2" draw:start-glue-point="2" draw:end-shape="id4" draw:end-glue-point="0" svg:d="m5150 10000c0 1650 3050 550 3050 2200">
            <text:p/>
          </draw:connector>
          <draw:rect draw:style-name="gr4" draw:text-style-name="P6" draw:id="id6" draw:layer="layout" svg:width="7.6cm" svg:height="7.8cm" svg:x="10.9cm" svg:y="7.8cm">
            <text:list text:style-name="L1">
              <text:list-header>
                <text:p text:style-name="P1"><text:span text:style-name="T3">SM Prosody Modifier:</text:span></text:p>
              </text:list-header>
            </text:list>
            <text:p text:style-name="P1"><text:span text:style-name="T3">(.sinusoidal.ProsodyModifier)</text:span></text:p>
            <text:list text:continue-numbering="true" text:style-name="L1">
              <text:list-item>
                <text:p text:style-name="P5"><text:span text:style-name="T3"><text:s/></text:span><text:span text:style-name="T6">Estimate synthesis time instants</text:span></text:p>
              </text:list-item>
              <text:list-item>
                <text:p text:style-name="P5"><text:span text:style-name="T6"><text:s/></text:span><text:span text:style-name="T6">Time scaling = Strecth/Squeeze sine tracks</text:span></text:p>
              </text:list-item>
              <text:list-item>
                <text:p text:style-name="P5"><text:span text:style-name="T6"><text:s/></text:span><text:span text:style-name="T6">Pitch scaling = Shift to new frequencies &amp;</text:span></text:p>
                <text:p text:style-name="P5"><text:span text:style-name="T6"><text:s text:c="30"/></text:span><text:span text:style-name="T6">re-estimate envelope</text:span></text:p>
                <text:p text:style-name="P1"><text:span text:style-name="T7"/></text:p>
                <text:p text:style-name="P1"><text:span text:style-name="T8">OR</text:span></text:p>
              </text:list-item>
            </text:list>
            <text:p text:style-name="P1"><text:span text:style-name="T7"/></text:p>
            <text:p text:style-name="P1"><text:span text:style-name="T7">HNM Prosody Modifier:</text:span></text:p>
            <text:p text:style-name="P1"><text:span text:style-name="T7">(.sinusoidal.hntm.modification.</text:span></text:p>
            <text:p text:style-name="P1"><text:span text:style-name="T7">HntmProsodyModifier)</text:span></text:p>
            <text:list text:continue-numbering="true" text:style-name="L1">
              <text:list-item>
                <text:p text:style-name="P5"><text:span text:style-name="T9"><text:s/></text:span><text:span text:style-name="T9">Estimate synthesis time instants</text:span></text:p>
              </text:list-item>
              <text:list-item>
                <text:p text:style-name="P5"><text:span text:style-name="T6"><text:s/></text:span><text:span text:style-name="T6">Pitch scaling = Shift to new frequencies &amp;</text:span></text:p>
                <text:p text:style-name="P5"><text:span text:style-name="T6"><text:s text:c="30"/></text:span><text:span text:style-name="T6">re-estimate envelope</text:span></text:p>
              </text:list-item>
              <text:list-item>
                <text:p text:style-name="P5"><text:span text:style-name="T2"><text:s/></text:span><text:span text:style-name="T2">Time scaling = Repeat/Eliminate frames</text:span></text:p>
              </text:list-item>
            </text:list>
          </draw:rect>
          <draw:rect draw:style-name="gr4" draw:text-style-name="P4" draw:id="id4" draw:layer="layout" svg:width="4.4cm" svg:height="2.2cm" svg:x="6cm" svg:y="12.2cm">
            <text:list text:style-name="L1">
              <text:list-header>
                <text:p text:style-name="P1"><text:span text:style-name="T4">Sinusoidal track </text:span></text:p>
                <text:p text:style-name="P1"><text:span text:style-name="T4">generation</text:span></text:p>
              </text:list-header>
            </text:list>
            <text:p text:style-name="P1"><text:span text:style-name="T4">(singalproc.sinusoidal.</text:span></text:p>
            <text:p text:style-name="P1"><text:span text:style-name="T4">TrackGenerator)</text:span></text:p>
          </draw:rect>
          <draw:connector draw:style-name="gr5" draw:text-style-name="P4" draw:layer="layout" draw:type="curve" svg:x1="8.2cm" svg:y1="14.4cm" svg:x2="8.199cm" svg:y2="15.3cm" draw:start-shape="id4" draw:start-glue-point="2" draw:end-shape="id5" draw:end-glue-point="5" svg:d="m8200 14400c0 675-1 225-1 900">
            <text:p/>
          </draw:connector>
          <draw:connector draw:style-name="gr5" draw:text-style-name="P4" draw:layer="layout" draw:type="curve" svg:x1="10.1cm" svg:y1="17.049cm" svg:x2="14.7cm" svg:y2="15.6cm" draw:start-shape="id5" draw:start-glue-point="8" draw:end-shape="id6" draw:end-glue-point="2" svg:d="m10100 17049c3067 0 4600-483 4600-1449">
            <text:p/>
          </draw:connector>
          <draw:connector draw:style-name="gr5" draw:text-style-name="P4" draw:layer="layout" draw:type="curve" draw:line-skew="0.322cm" svg:x1="3.249cm" svg:y1="18.5cm" svg:x2="14.7cm" svg:y2="15.6cm" draw:start-shape="id3" draw:start-glue-point="7" draw:end-shape="id6" draw:end-glue-point="2" svg:d="m3249 18500c0 1236 11451 2686 11451-2900">
            <text:p/>
          </draw:connector>
          <draw:custom-shape draw:style-name="gr6" draw:text-style-name="P4" draw:id="id7" draw:layer="layout" svg:width="2.9cm" svg:height="2.3cm" svg:x="13.3cm" svg:y="4.7cm">
            <text:p text:style-name="P1"><text:span text:style-name="T5">Prosody </text:span></text:p>
            <text:p text:style-name="P1"><text:span text:style-name="T5">modified </text:span></text:p>
            <text:p text:style-name="P1"><text:span text:style-name="T5">parameters</text:span></text:p>
            <draw:enhanced-geometry svg:viewBox="0 0 88 21600" draw:glue-points="44 ?f6 44 0 0 10800 44 21600 88 10800" draw:text-areas="0 ?f6 88 ?f3" draw:type="can" draw:modifiers="3920.99160335866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5" draw:text-style-name="P4" draw:layer="layout" draw:type="curve" svg:x1="14.7cm" svg:y1="7.8cm" svg:x2="14.749cm" svg:y2="7cm" draw:start-shape="id6" draw:start-glue-point="0" draw:end-shape="id7" draw:end-glue-point="7" svg:d="m14700 7800c0-598 49-199 49-800">
            <text:p/>
          </draw:connector>
          <draw:rect draw:style-name="gr4" draw:text-style-name="P6" draw:id="id8" draw:layer="layout" svg:width="8.5cm" svg:height="10.5cm" svg:x="19.6cm" svg:y="6.7cm">
            <text:p text:style-name="P1"><text:span text:style-name="T3">SM Synthesizer:</text:span></text:p>
            <text:list text:style-name="L1">
              <text:list-item>
                <text:p text:style-name="P5"><text:span text:style-name="T3"><text:s/></text:span><text:span text:style-name="T6">Cubic phase interpolation + track generation</text:span></text:p>
                <text:p text:style-name="P5"><text:span text:style-name="T6">(.sinusoidal.PeakMatchedSinusoidalSynthesizer)</text:span></text:p>
                <text:p text:style-name="P5"><text:span text:style-name="T6"><text:s text:c="30"/></text:span><text:span text:style-name="T6">OR</text:span></text:p>
              </text:list-item>
              <text:list-item>
                <text:p text:style-name="P5"><text:span text:style-name="T6"><text:s/></text:span><text:span text:style-name="T6">Cubic phase interpolation + overlap-add</text:span></text:p>
                <text:p text:style-name="P5"><text:span text:style-name="T6">(.sinusoidal.OverlapAddSinusoidalSynthesizer)</text:span></text:p>
                <text:p text:style-name="P1"><text:span text:style-name="T10"/></text:p>
                <text:p text:style-name="P1"><text:span text:style-name="T8">OR</text:span></text:p>
              </text:list-item>
            </text:list>
            <text:p text:style-name="P1"><text:span text:style-name="T7"/></text:p>
            <text:p text:style-name="P1"><text:span text:style-name="T7">HNM Synthesizer:</text:span></text:p>
            <text:p text:style-name="P1"><text:span text:style-name="T7">(signalproc.sinusoidal.hntm.synthesis</text:span><text:span text:style-name="T9">)</text:span></text:p>
            <text:list text:continue-numbering="true" text:style-name="L1">
              <text:list-item>
                <text:p text:style-name="P5"><text:span text:style-name="T9"><text:s/></text:span><text:span text:style-name="T9">Harmonic part synthesis = </text:span></text:p>
                <text:p text:style-name="P5"><text:span text:style-name="T9"><text:s text:c="4"/></text:span><text:span text:style-name="T9">Linear phase interpolation + track generation </text:span></text:p>
                <text:p text:style-name="P5"><text:span text:style-name="T9"><text:s text:c="4"/></text:span><text:span text:style-name="T9">(HarmonicPartLinearPhaseInterpolatorSynthesizer)</text:span></text:p>
                <text:p text:style-name="P5"><text:span text:style-name="T9"/></text:p>
              </text:list-item>
              <text:list-item>
                <text:p text:style-name="P5"><text:span text:style-name="T9"><text:s/></text:span><text:span text:style-name="T9">Noise part synthesis</text:span></text:p>
                <text:p text:style-name="P5"><text:span text:style-name="T9"><text:s/></text:span><text:span text:style-name="T9">(1) Waveform (NoisePartWaveformSynthesizer), or</text:span></text:p>
                <text:p text:style-name="P5"><text:span text:style-name="T9"><text:s/></text:span><text:span text:style-name="T9">(2) LPC time domain generation filter </text:span></text:p>
                <text:p text:style-name="P5"><text:span text:style-name="T9"><text:s text:c="6"/></text:span><text:span text:style-name="T9">(NoisePartLpFilterPostHpfLpcSynthesizer), or</text:span></text:p>
                <text:p text:style-name="P5"><text:span text:style-name="T9"><text:s/></text:span><text:span text:style-name="T9">(3) LPC overlap add generation filter </text:span></text:p>
                <text:p text:style-name="P5"><text:span text:style-name="T9"><text:s text:c="6"/></text:span><text:span text:style-name="T9">(NoisePartWindowedOverlapAddLpcSynthesizer)</text:span></text:p>
                <text:p text:style-name="P5"><text:span text:style-name="T9"/></text:p>
              </text:list-item>
              <text:list-item>
                <text:p text:style-name="P5"><text:span text:style-name="T9"><text:s/></text:span><text:span text:style-name="T9">(Optional) Transient part synthesis by </text:span></text:p>
                <text:p text:style-name="P5"><text:span text:style-name="T9"><text:s text:c="2"/></text:span><text:span text:style-name="T9">overlap add wavefor concatenation</text:span></text:p>
                <text:p text:style-name="P5"><text:span text:style-name="T9"/></text:p>
              </text:list-item>
              <text:list-item>
                <text:p text:style-name="P5"><text:span text:style-name="T9"><text:s/></text:span><text:span text:style-name="T9">Sum all parts</text:span></text:p>
              </text:list-item>
            </text:list>
          </draw:rect>
          <draw:connector draw:style-name="gr5" draw:text-style-name="P4" draw:layer="layout" draw:type="curve" svg:x1="16.2cm" svg:y1="5.849cm" svg:x2="23.85cm" svg:y2="6.7cm" draw:start-shape="id7" draw:start-glue-point="8" draw:end-shape="id8" draw:end-glue-point="0" svg:d="m16200 5849c5100 0 7650 283 7650 851">
            <text:p/>
          </draw:connector>
          <draw:custom-shape draw:style-name="gr3" draw:text-style-name="P4" draw:id="id9" draw:layer="layout" svg:width="2.9cm" svg:height="1.5cm" svg:x="22.4cm" svg:y="18cm">
            <text:p text:style-name="P1"><text:span text:style-name="T2">Output speech </text:span></text:p>
            <text:p text:style-name="P1"><text:span text:style-name="T2">signa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5" draw:text-style-name="P4" draw:layer="layout" draw:type="curve" svg:x1="23.85cm" svg:y1="17.2cm" svg:x2="23.849cm" svg:y2="18cm" draw:start-shape="id8" draw:start-glue-point="2" draw:end-shape="id9" draw:end-glue-point="4" svg:d="m23850 17200c0 600-1 200-1 8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c Schröder</meta:initial-creator>
    <meta:creation-date>2009-06-03T14:59:50</meta:creation-date>
    <dc:date>2009-07-27T15:02:38.77</dc:date>
    <dc:creator>o t</dc:creator>
    <meta:editing-duration>PT05H55M17S</meta:editing-duration>
    <meta:editing-cycles>28</meta:editing-cycles>
    <meta:generator>OpenOffice.org/3.1$Win32 OpenOffice.org_project/310m11$Build-9399</meta:generator>
    <meta:document-statistic meta:object-count="24"/>
  </office:meta>
</office:document-meta>
</file>